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horizontal-align="justify" draw:textarea-vertical-align="middle" draw:auto-grow-height="false" fo:min-height="16.25cm" fo:min-width="19.27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16.1cm"/>
      <style:paragraph-properties style:writing-mode="lr-tb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 fo:min-height="0.533cm" fo:min-width="7.764cm"/>
      <style:paragraph-properties style:writing-mode="lr-tb"/>
    </style:style>
    <style:style style:name="gr4" style:family="graphic" style:parent-style-name="standard">
      <style:graphic-properties draw:stroke="dash" draw:stroke-dash="Long_20_Dash" draw:textarea-horizontal-align="justify" draw:textarea-vertical-align="middle" draw:auto-grow-height="false" fo:min-height="14.833cm" fo:min-width="12.7cm"/>
    </style:style>
    <style:style style:name="gr5" style:family="graphic" style:parent-style-name="standard">
      <style:graphic-properties draw:textarea-horizontal-align="justify" draw:textarea-vertical-align="middle" draw:auto-grow-height="false" fo:min-height="0.321cm" fo:min-width="11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cm" fo:min-width="27.2cm"/>
      <style:paragraph-properties style:writing-mode="lr-tb"/>
    </style:style>
    <style:style style:name="gr7" style:family="graphic" style:parent-style-name="standard">
      <style:graphic-properties draw:stroke="dash" draw:stroke-dash="Long_20_Dash" draw:textarea-horizontal-align="justify" draw:textarea-vertical-align="middle" draw:auto-grow-height="false" fo:min-height="10.743cm" fo:min-width="11.945cm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 fo:min-height="0.398cm" fo:min-width="11.366cm"/>
      <style:paragraph-properties style:writing-mode="lr-tb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 fo:min-height="0.677cm" fo:min-width="11.88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45cm" fo:min-width="11.60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21cm" fo:min-width="11.609cm"/>
      <style:paragraph-properties style:writing-mode="lr-tb"/>
    </style:style>
    <style:style style:name="gr12" style:family="graphic" style:parent-style-name="standard">
      <style:graphic-properties draw:stroke="dash" draw:stroke-dash="Long_20_Dash" draw:textarea-horizontal-align="justify" draw:textarea-vertical-align="middle" draw:auto-grow-height="false" fo:min-height="5.45cm" fo:min-width="5.82cm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 fo:min-height="0.533cm" fo:min-width="5.49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36cm" fo:min-width="5.49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37cm" fo:min-width="5.496cm"/>
      <style:paragraph-properties style:writing-mode="lr-tb"/>
    </style:style>
    <style:style style:name="gr16" style:family="graphic" style:parent-style-name="standard">
      <style:graphic-properties draw:stroke="dash" draw:stroke-dash="Long_20_Dash" draw:textarea-horizontal-align="justify" draw:textarea-vertical-align="middle" draw:auto-grow-height="false" fo:min-height="6.814cm" fo:min-width="4.568cm"/>
    </style:style>
    <style:style style:name="gr17" style:family="graphic" style:parent-style-name="standard">
      <style:graphic-properties draw:fill="solid" draw:fill-color="#00ffff" draw:textarea-horizontal-align="justify" draw:textarea-vertical-align="middle" draw:auto-grow-height="false" fo:min-height="0.091cm" fo:min-width="4.30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121cm" fo:min-width="3.918cm"/>
      <style:paragraph-properties style:writing-mode="lr-tb"/>
    </style:style>
    <style:style style:name="gr20" style:family="graphic" style:parent-style-name="standard">
      <style:graphic-properties draw:stroke="solid" draw:stroke-dash="Long_20_Dash" svg:stroke-width="0.1cm" draw:marker-start-width="0.35cm" draw:marker-end-width="0.35cm" draw:textarea-horizontal-align="justify" draw:textarea-vertical-align="middle" draw:auto-grow-height="false" fo:min-height="9.512cm" fo:min-width="11.266cm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 fo:min-height="2.108cm" fo:min-width="2.2cm"/>
      <style:paragraph-properties style:writing-mode="lr-tb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0.236cm" fo:min-width="10.49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107cm" fo:min-width="2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0000"/>
      <style:paragraph-properties fo:text-align="center" style:writing-mode="lr-tb"/>
    </style:style>
    <style:style style:name="P4" style:family="paragraph">
      <loext:graphic-properties draw:fill="solid" draw:fill-color="#00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00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77cm" svg:height="16.5cm" svg:x="8.53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6.6cm" svg:height="0.7cm" svg:x="1.5cm" svg:y="1.6cm">
          <text:p text:style-name="P2">La voiture électr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8.264cm" svg:height="0.783cm" svg:x="11.315cm" svg:y="3.417cm">
          <text:p text:style-name="P2">Système embarqué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3.2cm" svg:height="15.083cm" svg:x="8.8cm" svg:y="4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155cm" svg:height="0.571cm" svg:x="9.245cm" svg:y="5.76cm">
          <text:p text:style-name="P2">Prise OB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27.7cm" svg:height="0.9cm" svg:x="1cm" svg:y="0.9cm">
          <draw:text-box>
            <text:p text:style-name="P1">Schéma fonctionnel du scénario n°1</text:p>
          </draw:text-box>
        </draw:frame>
        <draw:custom-shape draw:style-name="gr7" draw:text-style-name="P1" draw:layer="layout" svg:width="12.445cm" svg:height="10.993cm" svg:x="9.089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866cm" svg:height="0.648cm" svg:x="9.3cm" svg:y="8.352cm">
          <text:p text:style-name="P2">Espace de dépôt d’application tiers et officiel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87cm" svg:height="0.927cm" svg:x="9.248cm" svg:y="4.617cm">
          <text:p text:style-name="P2">Partie accessib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108cm" svg:height="0.595cm" svg:x="9.292cm" svg:y="6.494cm">
          <text:p text:style-name="P2">Prise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2.109cm" svg:height="0.571cm" svg:x="9.245cm" svg:y="7.229cm">
          <text:p text:style-name="P2">Prise J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6.32cm" svg:height="5.7cm" svg:x="1.43cm" svg:y="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2" draw:id="id2" draw:layer="layout" svg:width="5.996cm" svg:height="0.783cm" svg:x="1.592cm" svg:y="3.417cm">
          <text:p text:style-name="P2">Batterie de 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5.996cm" svg:height="0.886cm" svg:x="1.6cm" svg:y="4.5cm">
          <text:p text:style-name="P2">Capacité totale <text:line-break/>de la batteri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5.475cm">
          <text:p text:style-name="P2">Puissance instantané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996cm" svg:height="0.887cm" svg:x="1.6cm" svg:y="6.449cm">
          <text:p text:style-name="P2">Autonomie estimé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96cm" svg:height="0.886cm" svg:x="1.6cm" svg:y="7.424cm">
          <text:p text:style-name="P2">Poids du véhicule initia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068cm" svg:height="7.064cm" svg:x="23.1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808cm" svg:height="0.341cm" svg:x="23.23cm" svg:y="5.042cm">
          <text:p text:style-name="P2">Interface utilisateur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9.8cm" svg:y1="2.3cm" svg:x2="4.59cm" svg:y2="3.417cm" draw:start-shape="id1" draw:start-glue-point="2" draw:end-shape="id2" draw:end-glue-point="4" svg:d="M9800 2300v558h-5210v559" svg:viewBox="0 0 5211 1118">
          <text:p/>
        </draw:connector>
        <draw:connector draw:style-name="gr18" draw:text-style-name="P6" draw:layer="layout" svg:x1="9.8cm" svg:y1="2.3cm" svg:x2="15.447cm" svg:y2="3.417cm" draw:start-shape="id1" draw:start-glue-point="2" draw:end-shape="id3" draw:end-glue-point="4" svg:d="M9800 2300v558h5647v559" svg:viewBox="0 0 5648 1118">
          <text:p/>
        </draw:connector>
        <draw:custom-shape draw:style-name="gr19" draw:text-style-name="P2" draw:layer="layout" svg:width="4.418cm" svg:height="1.371cm" svg:x="23.49cm" svg:y="7.256cm">
          <text:p text:style-name="P2">Écran de navigation<text:line-break/>tactile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418cm" svg:height="1.371cm" svg:x="23.49cm" svg:y="8.837cm">
          <text:p text:style-name="P2">Haut parleu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.866cm" svg:height="9.862cm" svg:x="9.379cm" svg:y="9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9.6cm" svg:y="13.642cm">
          <text:p text:style-name="P2">Module </text:p>
          <text:p text:style-name="P2">Gestion Batterie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0.998cm" svg:height="0.486cm" svg:x="9.702cm" svg:y="9.414cm">
          <text:p text:style-name="P2">Notre systèm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cm" svg:height="2.357cm" svg:x="18.1cm" svg:y="13.743cm">
          <text:p text:style-name="P2">Module </text:p>
          <text:p text:style-name="P2">Capture<text:line-break/>Température<text:line-break/>Prévisionnel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3.3cm" svg:y="10.6cm">
          <text:p text:style-name="P2">Module </text:p>
          <text:p text:style-name="P2">Capture<text:line-break/>Température</text:p>
          <text:p text:style-name="P2">Actuel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9.6cm" svg:y="16.4cm">
          <text:p text:style-name="P2">Module </text:p>
          <text:p text:style-name="P2">Calcul du<text:line-break/>Meilleur<text:line-break/>Trajet<text:line-break/>Accessibl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8.1cm" svg:y="16.442cm">
          <text:p text:style-name="P2">Module </text:p>
          <text:p text:style-name="P2">Calcul de la</text:p>
          <text:p text:style-name="P2">Porté disponibl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3.3cm" svg:y="13.5cm">
          <text:p text:style-name="P2">Module </text:p>
          <text:p text:style-name="P2">Capture<text:line-break/>Vidéo</text:p>
          <text:p text:style-name="P2">Routièr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7cm" svg:height="2.358cm" svg:x="17.1cm" svg:y="10.7cm">
          <text:p text:style-name="P2">Module </text:p>
          <text:p text:style-name="P2">Instruction <text:line-break/>Routière<text:line-break/>pour<text:line-break/>l’Utilisateu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height="false" draw:auto-grow-width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47:59.687237187</meta:creation-date>
    <dc:date>2020-10-16T23:29:14.842604237</dc:date>
    <meta:editing-duration>PT2H39M30S</meta:editing-duration>
    <meta:editing-cycles>7</meta:editing-cycles>
    <meta:generator>LibreOffice/6.4.6.2$Linux_X86_64 LibreOffice_project/40$Build-2</meta:generator>
    <meta:document-statistic meta:object-count="32"/>
  </office:meta>
</office:document-meta>
</file>